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3" style:family="text">
      <style:text-properties fo:color="#ff0000"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PostgreSQL is well known for its extensibility. Many people know that you can add your own user types, add functions that handles them, add operators, and lots of other stuff.</text:p>
              <text:p>Actually, it's so important that one of the most interesting features of 9.1 is its EXTENSION object.</text:p>
              <text:p>Less known is the hook system, even if the first hooks were available in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 without having to add it to the core.</text:p>
              <text:p>Of course, there are different kinds of hooks, mostly around the planner and the executor.</text:p>
              <text:p>It's not well known because it's rather a recent feature. The first hook appeared in 8.3. Actually, 5 hooks appeared in 8.3, 8 in 8.4, 2 in 9.0, and 5 in 9.1. Moreover,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tensive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text:span><text:span text:style-name="T7"><text:tab/></text:span><text:span text:style-name="T7">,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 the previous ClientAuthentication_hook. The second line change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text:p>
              <text:p/>
              <text:p><text:span text:style-name="T13">TODO</text:sp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with th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 you want to use it, make sure you read the source to make the changes you want, so that it really sti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presentation:placeholder="true">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7"><text:span text:style-name="T9">MODULE_big = your_hook</text:span></text:p>
            <text:p text:style-name="P7"><text:span text:style-name="T9">OBJS = your_hook.o</text:span></text:p>
            <text:p text:style-name="P7"><text:span text:style-name="T9"/></text:p>
            <text:p text:style-name="P7"><text:span text:style-name="T9">ifdef USE_PGXS</text:span></text:p>
            <text:p text:style-name="P7"><text:span text:style-name="T9">PG_CONFIG = pg_config</text:span></text:p>
            <text:p text:style-name="P7"><text:span text:style-name="T9">PGXS := $(shell $(PG_CONFIG) --pgxs)</text:span></text:p>
            <text:p text:style-name="P7"><text:span text:style-name="T9">include $(PGXS)</text:span></text:p>
            <text:p text:style-name="P7"><text:span text:style-name="T9">else</text:span></text:p>
            <text:p text:style-name="P7"><text:span text:style-name="T9">subdir = contrib/your_hook</text:span></text:p>
            <text:p text:style-name="P7"><text:span text:style-name="T9">top_builddir = ../..</text:span></text:p>
            <text:p text:style-name="P7"><text:span text:style-name="T9">include $(top_builddir)/src/Makefile.global</text:span></text:p>
            <text:p text:style-name="P7"><text:span text:style-name="T9">include $(top_srcdir)/contrib/contrib-global.mk</text:span></text:p>
            <text:p text:style-name="P7"><text:span text:style-name="T9">endif</text:span></text:p>
            <text:p text:style-name="P7"><text:span text:style-name="T9"/></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7"><text:span text:style-name="T9">$ make USE_PGXS=1</text:span></text:p>
            <text:p text:style-name="P7"><text:span text:style-name="T9">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7"><text:span text:style-name="T9">gcc -O2 -Wall -Wmissing-prototypes -Wpointer-arith -Wdeclaration-after-statement -Wendif-labels -Wformat-security -fno-strict-aliasing -fwrapv -fexcess-precision=standard -fpic -shared -o your_hook.so only_encrypted_passwords.o -L/opt/postgresql-9.1/lib -Wl,--as-needed -Wl,-rpath,'/opt/postgresql-9.1/lib',--enable-new-dtags <text:s/></text:span></text:p>
            <text:p text:style-name="P7"><text:span text:style-name="T9"/></text:p>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7"><text:span text:style-name="T9">$ make USE_PGXS=1 install</text:span></text:p>
            <text:p text:style-name="P7"><text:span text:style-name="T9">/bin/mkdir -p '/opt/postgresql-9.1/lib'</text:span></text:p>
            <text:p text:style-name="P7"><text:span text:style-name="T9">/bin/sh /opt/postgresql-9.1/lib/pgxs/src/makefiles/../../config/install-sh -c -m 755 <text:s/>your_hook.so '/opt/postgresql-9.1/lib/your_hook.so' <text:s/></text:span></text:p>
            <text:p text:style-name="P7"><text:span text:style-name="T9"/></text:p>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presentation:placeholder="true">
            <draw:text-box/>
          </draw:frame>
        </presentation:notes>
      </draw:page>
      <draw:page draw:name="page3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1">
              <text:list-item>
                <text:p>Logging hooks, by Martin Pihlak</text:p>
              </text:list-item>
            </text:list>
            <text:list text:style-name="L3">
              <text:list-item>
                <text:list>
                  <text:list-item>
                    <text:p>https://commitfest.postgresql.org/action/patch_view?id=717</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text:p>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Blue and Grey</dc:title>
    <dc:description>Presentation Layout Template</dc:description>
    <meta:creation-date>2012-01-06T09:38:46</meta:creation-date>
    <dc:language>en-US</dc:language>
    <meta:editing-cycles>17</meta:editing-cycles>
    <meta:editing-duration>PT17H43M17S</meta:editing-duration>
    <meta:initial-creator>Guillaume Lelarge</meta:initial-creator>
    <dc:date>2012-01-31T22:30:26</dc:date>
    <dc:creator>Guillaume Lelarge</dc:creator>
    <meta:document-statistic meta:object-count="195"/>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